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20pt" fo:font-weight="bold" style:font-size-asian="20pt" style:font-weight-asian="bold" style:font-name-complex="Tahoma4" style:font-size-complex="20pt" style:font-weight-complex="bold"/>
    </style:style>
    <style:style style:name="P5" style:family="paragraph" style:parent-style-name="Document_20_Sub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language-asian="ja" style:country-asian="JP"/>
    </style:style>
    <style:style style:name="T21" style:family="text">
      <style:text-properties style:use-window-font-color="true" style:text-underline-style="none" style:language-asian="zh" style:country-asian="TW"/>
    </style:style>
    <style:style style:name="T22" style:family="text">
      <style:text-properties style:use-window-font-color="true" style:font-name="Courier New1" style:text-underline-style="none" style:language-asian="zh" style:country-asian="TW"/>
    </style:style>
    <style:style style:name="T23" style:family="text">
      <style:text-properties style:use-window-font-color="true" style:text-underline-style="none" style:language-asian="zh" style:country-asian="TW"/>
    </style:style>
    <style:style style:name="T24" style:family="text">
      <style:text-properties style:language-asian="zh" style:country-asian="TW"/>
    </style:style>
    <style:style style:name="T25"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
      <text:p text:style-name="P4">The Quick Start Guide</text:p>
      <text:p text:style-name="P5">Version 3.0.3</text:p>
      <text:p text:style-name="P6">January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a xlink:type="simple" xlink:href="" text:style-name="Internet_20_link"><text:span text:style-name="T3">Installer for Windows:</text:span></text:a><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0.3.tar.gz</text:p>
            <text:p text:style-name="P24">zk-bin-std-3.0.3.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0.3.tar.gz</text:p>
            <text:p text:style-name="P24">zk-bin-prof-3.0.3.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0.3.tar.gz</text:p>
            <text:p text:style-name="P24">zk-bin-3.0.3.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0.3.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0.3.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0.3.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0.3.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0.3.zip</text:span> or <text:span text:style-name="T8">zk-bin-3.0.3.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0.3.zip</text:span> or <text:span text:style-name="T8">zk-bin-3.0.3.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0.3.zip</text:span> or <text:span text:style-name="T8">zk-bin-3.0.3.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a xlink:type="simple" xlink:href="" text:style-name="Internet_20_link"><text:span text:style-name="T18"> depending on the configuration of your Web server. </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0">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0.3.zip</text:span> or <text:span text:style-name="T8">zk-bin-3.0.3.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1"> </text:span></text:a><text:a xlink:type="simple" xlink:href="http://localhost/zkdemo/userguide"><text:span text:style-name="T22">http://localhost:8080/zkdemo/userguide</text:span></text:a><text:a xlink:type="simple" xlink:href="http://localhost/zkdemo/userguide"><text:span text:style-name="T21">,</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0.3.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dojoz.jar</text:p>
          </table:table-cell>
          <table:table-cell table:style-name="Table5.B2" office:value-type="string">
            <text:p text:style-name="Table_20_Contents">Req<text:span text:style-name="T2">uired if you want to use ZK DOJO components.</text:span></text:p>
            <text:p text:style-name="P25">Version: 0.4.1_1</text:p>
          </table:table-cell>
        </table:table-row>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5.1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7</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9 and <text:a xlink:type="simple" xlink:href="http://www.jfree.org/jcommon">JCommon</text:a> 1.0.12</text:p>
            <text:p text:style-name="P36">[not available in the standard edition]</text:p>
          </table:table-cell>
        </table:table-row>
        <table:table-row>
          <table:table-cell table:style-name="Table4.A2" office:value-type="string">
            <text:p text:style-name="P24">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2.0.4<text:line-break/>(itext: 1.3.1, commons-collections: 2.1, commons-logging: 1.0.2, jxl: 2.6, poi: 3.0.1)</text:p>
            <text:p text:style-name="P25">Note: poi.jar is required if you want to use Apache POI to generate Microsoft Excel format. And, jxl.jar is required only if you want to use JExcelApi to generate the Microsoft Excel format.</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4">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4">Rhino</text:span></text:a><text:span text:style-name="T2">).</text:span></text:p>
            <text:p text:style-name="P25">Version: Rhino 1.6R5</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1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4">JRuby</text:span></text:a><text:span text:style-name="T2">).</text:span></text:p>
            <text:p text:style-name="P25">Version: <text:a xlink:type="simple" xlink:href="http://jruby.codehaus.org/">JRuby</text:a> 1.0.1 (jruby-complete)</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0.3.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0.3.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5">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1-31T19:26:01</dc:date>
    <dc:language>en-US</dc:language>
    <meta:editing-cycles>1087</meta:editing-cycles>
    <meta:editing-duration>P3DT23H18M33S</meta:editing-duration>
    <meta:user-defined meta:name="Info 1"/>
    <meta:user-defined meta:name="Info 2"/>
    <meta:user-defined meta:name="Info 3"/>
    <meta:user-defined meta:name="Info 4"/>
    <meta:document-statistic meta:table-count="5" meta:image-count="2" meta:object-count="0" meta:page-count="16" meta:paragraph-count="310" meta:word-count="2620" meta:character-count="16498"/>
  </office:meta>
</office:document-meta>
</file>